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362" officeooo:paragraph-rsid="0002c362"/>
    </style:style>
    <style:style style:name="P2" style:family="paragraph" style:parent-style-name="Standard">
      <style:text-properties fo:font-weight="bold" officeooo:rsid="0002c362" officeooo:paragraph-rsid="0002c362" style:font-weight-asian="bold" style:font-weight-complex="bold"/>
    </style:style>
    <style:style style:name="P3" style:family="paragraph" style:parent-style-name="Standard">
      <style:text-properties fo:font-weight="bold" officeooo:rsid="0005aab0" officeooo:paragraph-rsid="000f8fb0" style:font-weight-asian="bold" style:font-weight-complex="bold"/>
    </style:style>
    <style:style style:name="P4" style:family="paragraph" style:parent-style-name="Standard">
      <style:text-properties fo:font-weight="bold" officeooo:rsid="0003b0e9" officeooo:paragraph-rsid="0003b0e9" style:font-weight-asian="bold" style:font-weight-complex="bold"/>
    </style:style>
    <style:style style:name="P5" style:family="paragraph" style:parent-style-name="Standard">
      <style:text-properties fo:font-weight="bold" officeooo:rsid="00156772" officeooo:paragraph-rsid="00156772" style:font-weight-asian="bold" style:font-weight-complex="bold"/>
    </style:style>
    <style:style style:name="P6" style:family="paragraph" style:parent-style-name="Standard">
      <style:text-properties fo:font-weight="bold" officeooo:rsid="001706dc" officeooo:paragraph-rsid="001706d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2c362" officeooo:paragraph-rsid="0002c362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03b0e9" officeooo:paragraph-rsid="0003b0e9"/>
    </style:style>
    <style:style style:name="P9" style:family="paragraph" style:parent-style-name="Standard">
      <style:text-properties officeooo:rsid="00047e0d" officeooo:paragraph-rsid="00078d5c"/>
    </style:style>
    <style:style style:name="P10" style:family="paragraph" style:parent-style-name="Standard">
      <style:text-properties officeooo:rsid="00047e0d" officeooo:paragraph-rsid="0012b859"/>
    </style:style>
    <style:style style:name="P11" style:family="paragraph" style:parent-style-name="Standard">
      <style:text-properties officeooo:rsid="0005aab0" officeooo:paragraph-rsid="0005aab0"/>
    </style:style>
    <style:style style:name="P12" style:family="paragraph" style:parent-style-name="Standard">
      <style:text-properties officeooo:rsid="0005aab0" officeooo:paragraph-rsid="000f8fb0"/>
    </style:style>
    <style:style style:name="P13" style:family="paragraph" style:parent-style-name="Standard">
      <style:text-properties officeooo:rsid="00114bf2" officeooo:paragraph-rsid="00114bf2"/>
    </style:style>
    <style:style style:name="P14" style:family="paragraph" style:parent-style-name="Standard">
      <style:text-properties officeooo:rsid="00156772" officeooo:paragraph-rsid="00156772"/>
    </style:style>
    <style:style style:name="P15" style:family="paragraph" style:parent-style-name="Standard">
      <style:text-properties officeooo:rsid="001706dc" officeooo:paragraph-rsid="001706dc"/>
    </style:style>
    <style:style style:name="P16" style:family="paragraph" style:parent-style-name="Standard">
      <style:text-properties officeooo:rsid="001ad4d1" officeooo:paragraph-rsid="001ad4d1"/>
    </style:style>
    <style:style style:name="P17" style:family="paragraph" style:parent-style-name="Standard">
      <style:text-properties officeooo:rsid="001ba327" officeooo:paragraph-rsid="001ad4d1"/>
    </style:style>
    <style:style style:name="P18" style:family="paragraph" style:parent-style-name="Standard">
      <style:text-properties officeooo:rsid="001ba327" officeooo:paragraph-rsid="001ba327"/>
    </style:style>
    <style:style style:name="T1" style:family="text">
      <style:text-properties officeooo:rsid="0003b0e9"/>
    </style:style>
    <style:style style:name="T2" style:family="text">
      <style:text-properties officeooo:rsid="00047e0d"/>
    </style:style>
    <style:style style:name="T3" style:family="text">
      <style:text-properties officeooo:rsid="0005aab0"/>
    </style:style>
    <style:style style:name="T4" style:family="text">
      <style:text-properties officeooo:rsid="00078d5c"/>
    </style:style>
    <style:style style:name="T5" style:family="text">
      <style:text-properties officeooo:rsid="000a3625"/>
    </style:style>
    <style:style style:name="T6" style:family="text">
      <style:text-properties officeooo:rsid="000b1a60"/>
    </style:style>
    <style:style style:name="T7" style:family="text">
      <style:text-properties officeooo:rsid="000ccbc5"/>
    </style:style>
    <style:style style:name="T8" style:family="text">
      <style:text-properties officeooo:rsid="000cd80f"/>
    </style:style>
    <style:style style:name="T9" style:family="text">
      <style:text-properties officeooo:rsid="000d8ecd"/>
    </style:style>
    <style:style style:name="T10" style:family="text">
      <style:text-properties officeooo:rsid="000d8eee"/>
    </style:style>
    <style:style style:name="T11" style:family="text">
      <style:text-properties officeooo:rsid="000dc1f4"/>
    </style:style>
    <style:style style:name="T12" style:family="text">
      <style:text-properties officeooo:rsid="000f40a1"/>
    </style:style>
    <style:style style:name="T13" style:family="text">
      <style:text-properties officeooo:rsid="000f8fb0"/>
    </style:style>
    <style:style style:name="T14" style:family="text">
      <style:text-properties officeooo:rsid="00114bf2"/>
    </style:style>
    <style:style style:name="T15" style:family="text">
      <style:text-properties officeooo:rsid="0012b859"/>
    </style:style>
    <style:style style:name="T16" style:family="text">
      <style:text-properties officeooo:rsid="0012e0ca"/>
    </style:style>
    <style:style style:name="T17" style:family="text">
      <style:text-properties officeooo:rsid="00137c19"/>
    </style:style>
    <style:style style:name="T18" style:family="text">
      <style:text-properties officeooo:rsid="0013a50d"/>
    </style:style>
    <style:style style:name="T19" style:family="text">
      <style:text-properties officeooo:rsid="00152466"/>
    </style:style>
    <style:style style:name="T20" style:family="text">
      <style:text-properties officeooo:rsid="0016845e"/>
    </style:style>
    <style:style style:name="T21" style:family="text">
      <style:text-properties officeooo:rsid="001706dc"/>
    </style:style>
    <style:style style:name="T22" style:family="text">
      <style:text-properties officeooo:rsid="0018dc52"/>
    </style:style>
    <style:style style:name="T23" style:family="text">
      <style:text-properties officeooo:rsid="001e316d"/>
    </style:style>
    <style:style style:name="T24" style:family="text">
      <style:text-properties officeooo:rsid="001f3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 A Scrap</text:p>
      <text:p text:style-name="P1"/>
      <text:p text:style-name="P2">Weekend <text:span text:style-name="T6">3-4 Mai</text:span> <text:span text:style-name="T1">+ Semaine du </text:span><text:span text:style-name="T6">5 Mai</text:span>:</text:p>
      <text:p text:style-name="P1">Creation du projet: 6h à coder pour s’entraîner à la nuit du code <text:span text:style-name="T1">le samedi 26</text:span>.</text:p>
      <text:p text:style-name="P1"/>
      <text:p text:style-name="P8">Bases: Draw le monde et faire les graphiques, le joueur, la camera, les collisions.</text:p>
      <text:p text:style-name="P10">Le joueur a des armes et il y a un type d’ennemi qu’on peut spawn quand on veut, <text:span text:style-name="T3">ils peuvent dash,</text:span></text:p>
      <text:p text:style-name="P10"><text:span text:style-name="T4">les salles ont des connecteurs entre elles </text:span><text:span text:style-name="T5">mais il y a des bugs car elles se croisent, </text:span><text:span text:style-name="T6">ajouté des items pour le joueur</text:span></text:p>
      <text:p text:style-name="P8"/>
      <text:p text:style-name="P4">Semaine <text:span text:style-name="T2">du </text:span><text:span text:style-name="T6">12</text:span><text:span text:style-name="T2"> Mai:</text:span></text:p>
      <text:p text:style-name="P8"/>
      <text:p text:style-name="P9"><text:span text:style-name="T15">L</text:span><text:span text:style-name="T7">es ennemis on du pathing vers les connecteurs car sinon ils se bloquent dans les autres salles que le joueur, </text:span><text:span text:style-name="T8">ils ont des graphiques différents pour regarder vers le joueur et dash, </text:span><text:span text:style-name="T9">ecran rouge quand le joueur prend des dégats, </text:span><text:span text:style-name="T10">dessins d’autres ennemis par Erine, </text:span><text:span text:style-name="T11">game restart, find room par coordonées, </text:span><text:span text:style-name="T12">des bullets qui peuvent perçer les ennemis, petites collisions entre les ennemis pour pas qu’ils se stackent à 1 endroit, description on screen, condition de victoire</text:span>.</text:p>
      <text:p text:style-name="P9"/>
      <text:p text:style-name="P11">Problèmes de listes qui changent lorsqu’on ne veut pas, réglé avec notre propre list_copy fonction (copy n’existe pas je suis dans le deni).</text:p>
      <text:p text:style-name="P11"/>
      <text:p text:style-name="P3">Semaine du <text:span text:style-name="T6">19</text:span> Mai:</text:p>
      <text:p text:style-name="P12"><text:span text:style-name="T13">S</text:span><text:span text:style-name="T12">lash pour le joueur et les ennemis, </text:span><text:span text:style-name="T14">on_tick fonction pour alléger les calculs de l’ordinateur (tout les 60 frames, faire ça), début des sons, </text:span><text:span text:style-name="T16">réglé des problèmes de spread des armes et de vitesse du joueur, </text:span><text:span text:style-name="T17">différents ennemis avec des caractéristiques différentes, coffres dans lesquels il y a des items ou des armes, </text:span><text:span text:style-name="T18">ship running comme lobby </text:span><text:span text:style-name="T19">avec des animations.</text:span></text:p>
      <text:p text:style-name="P12"/>
      <text:p text:style-name="P13">Problèmes de merge github desktop, on comprend pas grand chose et ça detruit un peu notre code mais à la fin on prend de l’historique et on copie dans le code.</text:p>
      <text:p text:style-name="P13"/>
      <text:p text:style-name="P5">Semaine du 26 Mai:</text:p>
      <text:p text:style-name="P14"/>
      <text:p text:style-name="P14">Beaucoup de balancing avec les armes et les ennemis, meilleurs fps en blt que autour du joueur, <text:span text:style-name="T20">fuel pour finir le jeu, fait d’autres ennemis, </text:span><text:span text:style-name="T21">bunkers de plus en plus difficiles avec difficulté, knockback, début musique de fond.</text:span></text:p>
      <text:p text:style-name="P14"/>
      <text:p text:style-name="P6">Semaine du 2 Juin:</text:p>
      <text:p text:style-name="P15">Explosion a la fin du jeu, <text:span text:style-name="T22">munitions limitées, recycleurs pour fuel, fin musique et sons pour a peu pres tout pour agréabilité, fix bugs avec bloquage d’ennemis.</text:span></text:p>
      <text:p text:style-name="P15"/>
      <text:p text:style-name="P15"/>
      <text:p text:style-name="P15"/>
      <text:p text:style-name="P16">COMMENT JOUER:</text:p>
      <text:p text:style-name="P16">ZQSD pour bouger, CLIC GAUCHE pour tirer, CLIC DROIT / C pour slash, ESPACE pour dash</text:p>
      <text:p text:style-name="P17"/>
      <text:p text:style-name="P18">Pour gagner,</text:p>
      <text:p text:style-name="P18">Obtenir du fuel, montant indiqué au vaisseau, puis le ramener au ship <text:span text:style-name="T23">avant que l’explosion tue le joueur </text:span><text:span text:style-name="T24">et partir pour un autre bunk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0:10:11.163000000</meta:creation-date>
    <dc:date>2025-06-04T12:04:26.162000000</dc:date>
    <meta:editing-duration>PT1H54M5S</meta:editing-duration>
    <meta:editing-cycles>30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0" meta:word-count="401" meta:character-count="2267" meta:non-whitespace-character-count="1886"/>
  </office:meta>
</office:document-meta>
</file>